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draw="urn:oasis:names:tc:opendocument:xmlns:drawing:1.0" xmlns:text="urn:oasis:names:tc:opendocument:xmlns:text:1.0">
  <office:body>
    <office:presentation>
      <draw:page draw:name="Slide1" draw:style-name="dp1">
        <draw:frame>
          <draw:text-box>
            <text:p>Hello ODP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/>
</file>

<file path=meta.xml><?xml version="1.0" encoding="utf-8"?>
<office:document-meta xmlns:office="urn:oasis:names:tc:opendocument:xmlns:office:1.0"/>
</file>